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313B30D58E79E9C2752.png" manifest:media-type="image/png"/>
  <manifest:file-entry manifest:full-path="Pictures/10000001000000EE000002C47E4A1B02E42C3BF6.png" manifest:media-type="image/png"/>
  <manifest:file-entry manifest:full-path="Pictures/100000010000056C000002FE6D0A861CE535FE49.png" manifest:media-type="image/png"/>
  <manifest:file-entry manifest:full-path="Pictures/1000000100000107000002CB5E0A4923FF4C61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0.03cm" svg:width="17cm" svg:height="11.622cm" draw:z-index="0"><draw:image xlink:href="Pictures/100000010000047F00000313B30D58E79E9C2752.png" xlink:type="simple" xlink:show="embed" xlink:actuate="onLoad" draw:mime-type="image/png"/></draw:frame></text:p>
      <text:p text:style-name="Standard"/>
      <text:p text:style-name="Standard"><draw:frame draw:style-name="fr2" draw:name="Imagen2" text:anchor-type="char" svg:width="17cm" svg:height="9.38cm" draw:z-index="1"><draw:image xlink:href="Pictures/100000010000056C000002FE6D0A861CE535FE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069cm" svg:y="0.053cm" svg:width="6.959cm" svg:height="18.919cm" draw:z-index="2"><draw:image xlink:href="Pictures/1000000100000107000002CB5E0A4923FF4C61E7.png" xlink:type="simple" xlink:show="embed" xlink:actuate="onLoad" draw:mime-type="image/png"/></draw:frame><draw:frame draw:style-name="fr1" draw:name="Imagen4" text:anchor-type="char" svg:x="7.96cm" svg:y="0.282cm" svg:width="6.297cm" svg:height="18.734cm" draw:z-index="3"><draw:image xlink:href="Pictures/10000001000000EE000002C47E4A1B02E42C3BF6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2:18:13.770000000</meta:creation-date>
    <dc:date>2023-12-07T12:31:27.883000000</dc:date>
    <meta:editing-duration>PT13M14S</meta:editing-duration>
    <meta:editing-cycles>2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